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1d2342"/>
    </style:style>
    <style:style style:name="T1" style:family="text">
      <style:text-properties officeooo:rsid="001d2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изменение способа замощения экрана клиентами: <text:span text:style-name="T1">Super+Enter, 1-2-3; Super+Enter+Shift+Arrows; Super+Enter+Space</text:span></text:p>
      <text:p text:style-name="Standard">2. переключение между клиентами: <text:span text:style-name="T1">Super+Tab</text:span></text:p>
      <text:p text:style-name="Standard">3. перемещение клиентов на другие теги/столы/экраны: <text:span text:style-name="T1">Shift+Super+Arrow</text:span></text:p>
      <text:p text:style-name="Standard">4. завершение клиентов: <text:span text:style-name="T1">ALT+F4</text:span></text:p>
      <text:p text:style-name="Standard">5. запуск терминала по умолчанию: <text:span text:style-name="T1">CTRL+Alt+T</text:span></text:p>
      <text:p text:style-name="Standard">6. изменение размера клиентов: <text:span text:style-name="T1">SUPER + ArrowUp/ArrowDown</text:span></text:p>
      <text:p text:style-name="P1">7. развёртывание клиента на всё пространство и на весь экран. <text:span text:style-name="T1">SUPER + ArrowUp/ArrowDow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8:34:37.778070818</meta:creation-date>
    <meta:generator>LibreOffice/7.4.7.2$Linux_X86_64 LibreOffice_project/40$Build-2</meta:generator>
    <dc:date>2024-11-10T18:48:25.009438302</dc:date>
    <meta:editing-duration>PT13M47S</meta:editing-duration>
    <meta:editing-cycles>1</meta:editing-cycles>
    <meta:document-statistic meta:table-count="0" meta:image-count="0" meta:object-count="0" meta:page-count="1" meta:paragraph-count="7" meta:word-count="52" meta:character-count="441" meta:non-whitespace-character-count="396"/>
  </office:meta>
</office:document-meta>
</file>